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20pt" fo:font-style="normal" style:text-underline-style="solid" style:text-underline-width="auto" style:text-underline-color="font-color" fo:font-weight="normal" officeooo:rsid="001f5612" officeooo:paragraph-rsid="001f5612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2pt" fo:font-style="normal" style:text-underline-style="none" officeooo:rsid="001da082" officeooo:paragraph-rsid="001df260" style:font-style-asian="normal" style:font-style-complex="normal"/>
    </style:style>
    <style:style style:name="P3" style:family="paragraph" style:parent-style-name="Standard">
      <style:paragraph-properties fo:text-align="justify" style:justify-single-word="false"/>
      <style:text-properties fo:font-size="12pt" fo:font-style="normal" style:text-underline-style="none" fo:font-weight="bold" officeooo:rsid="001da082" officeooo:paragraph-rsid="001df260" style:font-style-asian="normal" style:font-weight-asian="bold" style:font-style-complex="normal" style:font-weight-complex="bold"/>
    </style:style>
    <style:style style:name="P4" style:family="paragraph" style:parent-style-name="Standard" style:list-style-name="L1">
      <style:paragraph-properties fo:text-align="justify" style:justify-single-word="false"/>
      <style:text-properties officeooo:paragraph-rsid="001df260"/>
    </style:style>
    <style:style style:name="P5" style:family="paragraph" style:parent-style-name="Standard" style:list-style-name="L2">
      <style:paragraph-properties fo:text-align="justify" style:justify-single-word="false"/>
      <style:text-properties fo:font-size="12pt" fo:font-style="normal" style:text-underline-style="none" officeooo:rsid="001dde09" officeooo:paragraph-rsid="001dde09" style:font-style-asian="normal" style:font-style-complex="normal"/>
    </style:style>
    <style:style style:name="P6" style:family="paragraph" style:parent-style-name="Standard" style:list-style-name="L2">
      <style:paragraph-properties fo:text-align="justify" style:justify-single-word="false"/>
      <style:text-properties fo:font-size="12pt" fo:font-style="normal" style:text-underline-style="none" officeooo:rsid="001dde09" officeooo:paragraph-rsid="001df260" style:font-style-asian="normal" style:font-style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style="normal" style:text-underline-style="none" officeooo:rsid="001dde09" officeooo:paragraph-rsid="001df260" style:font-style-asian="normal" style:font-style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style="normal" style:text-underline-style="none" fo:font-weight="bold" officeooo:rsid="001dde09" officeooo:paragraph-rsid="001df260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2pt" fo:font-style="normal" style:text-underline-style="none" fo:font-weight="bold" officeooo:rsid="001df260" officeooo:paragraph-rsid="001df260" style:font-style-asian="normal" style:font-weight-asian="bold" style:font-style-complex="normal" style:font-weight-complex="bold"/>
    </style:style>
    <style:style style:name="P10" style:family="paragraph" style:parent-style-name="Standard" style:list-style-name="L3">
      <style:paragraph-properties fo:text-align="justify" style:justify-single-word="false"/>
      <style:text-properties fo:font-size="12pt" fo:font-style="normal" style:text-underline-style="none" officeooo:rsid="001df260" officeooo:paragraph-rsid="001df260" style:font-style-asian="normal" style:font-style-complex="normal"/>
    </style:style>
    <style:style style:name="P11" style:family="paragraph" style:parent-style-name="Standard" style:list-style-name="L2">
      <style:paragraph-properties fo:text-align="justify" style:justify-single-word="false"/>
      <style:text-properties fo:font-size="12pt" fo:font-style="normal" style:text-underline-style="none" officeooo:rsid="001df260" officeooo:paragraph-rsid="001df260" style:font-style-asian="normal" style:font-style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style="normal" style:text-underline-style="none" officeooo:rsid="001df260" officeooo:paragraph-rsid="001df260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style="normal" style:text-underline-style="none" fo:font-weight="bold" officeooo:rsid="001f5612" officeooo:paragraph-rsid="001f5612" style:font-style-asian="normal" style:font-weight-asian="bold" style:font-style-complex="normal" style:font-weight-complex="bold"/>
    </style:style>
    <style:style style:name="P14" style:family="paragraph" style:parent-style-name="Standard" style:list-style-name="L4">
      <style:paragraph-properties fo:text-align="justify" style:justify-single-word="false"/>
      <style:text-properties fo:font-size="12pt" fo:font-style="normal" style:text-underline-style="none" fo:font-weight="normal" officeooo:rsid="001f5612" officeooo:paragraph-rsid="001f5612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1f5612" officeooo:paragraph-rsid="001f5612" style:font-style-asian="normal" style:font-weight-asian="normal" style:font-style-complex="normal" style:font-weight-complex="normal"/>
    </style:style>
    <style:style style:name="P16" style:family="paragraph" style:parent-style-name="Standard" style:list-style-name="L5">
      <style:paragraph-properties fo:text-align="justify" style:justify-single-word="false"/>
      <style:text-properties fo:font-size="12pt" fo:font-style="normal" style:text-underline-style="none" fo:font-weight="normal" officeooo:rsid="001f5612" officeooo:paragraph-rsid="001f5612" style:font-style-asian="normal" style:font-weight-asian="normal" style:font-style-complex="normal" style:font-weight-complex="normal"/>
    </style:style>
    <style:style style:name="P17" style:family="paragraph" style:parent-style-name="Standard" style:list-style-name="L6">
      <style:paragraph-properties fo:text-align="justify" style:justify-single-word="false"/>
      <style:text-properties fo:font-size="12pt" fo:font-style="normal" style:text-underline-style="none" fo:font-weight="normal" officeooo:rsid="00225dcb" officeooo:paragraph-rsid="00225dcb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225dcb" officeooo:paragraph-rsid="00225dcb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font-style="normal" style:text-underline-style="none" fo:font-weight="bold" officeooo:rsid="00225dcb" officeooo:paragraph-rsid="00225dcb" style:font-style-asian="normal" style:font-weight-asian="bold" style:font-style-complex="normal" style:font-weight-complex="bold"/>
    </style:style>
    <style:style style:name="P20" style:family="paragraph" style:parent-style-name="Standard" style:list-style-name="L7">
      <style:paragraph-properties fo:text-align="justify" style:justify-single-word="false"/>
      <style:text-properties fo:font-size="12pt" fo:font-style="normal" style:text-underline-style="none" fo:font-weight="normal" officeooo:rsid="00225dcb" officeooo:paragraph-rsid="00225dcb" style:font-style-asian="normal" style:font-weight-asian="normal" style:font-style-complex="normal" style:font-weight-complex="normal"/>
    </style:style>
    <style:style style:name="T1" style:family="text">
      <style:text-properties officeooo:rsid="001df260"/>
    </style:style>
    <style:style style:name="T2" style:family="text">
      <style:text-properties fo:font-size="12pt" fo:font-style="normal" style:text-underline-style="none" officeooo:rsid="001da082" style:font-style-asian="normal" style:font-style-complex="normal"/>
    </style:style>
    <style:style style:name="T3" style:family="text">
      <style:text-properties fo:font-size="12pt" fo:font-style="normal" style:text-underline-style="none" officeooo:rsid="001dde09" style:font-style-asian="normal" style:font-style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finições de termos em Banco de Dados</text:p>
      <text:p text:style-name="P2"/>
      <text:p text:style-name="P3">Banco de dado<text:span text:style-name="T1">s</text:span></text:p>
      <text:list text:style-name="L1">
        <text:list-item>
          <text:p text:style-name="P4"><text:span text:style-name="T2">Coleção de dados relacionados</text:span><text:span text:style-name="T3">;</text:span></text:p>
        </text:list-item>
      </text:list>
      <text:list text:style-name="L2">
        <text:list-item>
          <text:p text:style-name="P5">Representa algum aspecto do mundo real (às vezes chamado de universo de discurso - do inglês Universe of Discourse, ou UoD), e as mudanças nesse universo são refletidos no banco de dados;</text:p>
        </text:list-item>
        <text:list-item>
          <text:p text:style-name="P5">Coleção logicamente coerente de dados com algum significado inerente (contudo, uma variedade aleatória de dados não pode ser corretamente chamada de dados);</text:p>
        </text:list-item>
        <text:list-item>
          <text:p text:style-name="P5">Projetado, construído e populado com dados para uma finalidade específica;</text:p>
        </text:list-item>
        <text:list-item>
          <text:p text:style-name="P6">Possui um grupo definido de usuários e algumas aplicações previamente concebidas nas quais esses usuários estão interessados<text:span text:style-name="T1">.</text:span></text:p>
        </text:list-item>
      </text:list>
      <text:p text:style-name="P7"/>
      <text:p text:style-name="P8">Dados</text:p>
      <text:list xml:id="list155435673874073" text:continue-numbering="true" text:style-name="L2">
        <text:list-item>
          <text:p text:style-name="P6">Fatos conhecidos que podem ser registrados e possuem significado implícito.</text:p>
        </text:list-item>
      </text:list>
      <text:p text:style-name="P7"/>
      <text:p text:style-name="P9">Tipos de dados</text:p>
      <text:list text:style-name="L3">
        <text:list-item>
          <text:p text:style-name="P10">Inteiros, caracteres, sequência de caracteres (string), pontos flutuantes etc.</text:p>
        </text:list-item>
      </text:list>
      <text:p text:style-name="P7"/>
      <text:p text:style-name="P8">Meta-dados</text:p>
      <text:list text:continue-list="list155435673874073" text:style-name="L2">
        <text:list-item>
          <text:p text:style-name="P11">Dados sobre dados, isto é, informações adicionais sobre dados.;</text:p>
        </text:list-item>
        <text:list-item>
          <text:p text:style-name="P11">Exemplo: uma foto representa um dado, as informações daquela foto (data, ISO, tamanho etc).</text:p>
        </text:list-item>
      </text:list>
      <text:p text:style-name="P12"/>
      <text:p text:style-name="P13">Tamanho e complexidade do banco de dados</text:p>
      <text:list text:style-name="L4">
        <text:list-item>
          <text:p text:style-name="P14">O tamanho de um banco de dados refere-se a quantos dados esse banco de dados armazena.</text:p>
          <text:list>
            <text:list-item>
              <text:p text:style-name="P14">Exemplo: uma lista com nomes e endereços pode conter poucos nomes, como numa agenda, ou, então, muitos nomes, como na amazon.com.</text:p>
            </text:list-item>
          </text:list>
        </text:list-item>
        <text:list-item>
          <text:p text:style-name="P14">A complexidade de um banco de dados refere-se a estrutura dos registros em um banco de dados.</text:p>
          <text:list>
            <text:list-item>
              <text:p text:style-name="P14">Exemplo: uma biblioteca pode usar um banco de dados de complexidade baixa e separar os livros por autor e título, ou, então, usar um banco de dados de complexidade alta e separar por título, autor, tema, editora, edição etc.</text:p>
            </text:list-item>
          </text:list>
        </text:list-item>
      </text:list>
      <text:p text:style-name="P15"/>
      <text:p text:style-name="P13">Banco de dados mantido manualmente ou informatizado</text:p>
      <text:list text:style-name="L5">
        <text:list-item>
          <text:p text:style-name="P16">Um banco de dados mantido manualmente é criado, mantido e gerenciado por uma ou mais pesssoas - como um catálogo de uma biblioteca -, enquanto um banco de dados é mantido computacionalmente se for criado, mantido e gerenciado por um grupo de programas de aplicação escritos especificamente para essa tarefa, ou então por um sistema gerenciador de banco de dados.</text:p>
        </text:list-item>
      </text:list>
      <text:p text:style-name="P15"/>
      <text:p text:style-name="P13">Sistema gerenciador de banco de dados (SGBD)</text:p>
      <text:list text:style-name="L6">
        <text:list-item>
          <text:p text:style-name="P17">Coleção de programas que permite aos usuários criar e manter um banco de dados;</text:p>
        </text:list-item>
        <text:list-item>
          <text:p text:style-name="P17">Sistema de software de uso geral que facilita o processo de definição, construção, manipulação e compartilhamento de bancos de dados entre diversos usuários e aplicações.</text:p>
        </text:list-item>
      </text:list>
      <text:p text:style-name="P18"/>
      <text:p text:style-name="P19">Definição, construção e manipulação de um banco de dados</text:p>
      <text:list text:style-name="L7">
        <text:list-item>
          <text:p text:style-name="P20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18T23:36:51.195364241</meta:creation-date>
    <dc:date>2025-08-19T15:54:34.337508491</dc:date>
    <meta:editing-duration>PT24M39S</meta:editing-duration>
    <meta:editing-cycles>3</meta:editing-cycles>
    <meta:generator>LibreOffice/25.2.5.2$Linux_X86_64 LibreOffice_project/520$Build-2</meta:generator>
    <meta:document-statistic meta:table-count="0" meta:image-count="0" meta:object-count="0" meta:page-count="1" meta:paragraph-count="26" meta:word-count="381" meta:character-count="2311" meta:non-whitespace-character-count="1972"/>
  </office:meta>
</office:document-meta>
</file>